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3f8" officeooo:paragraph-rsid="00064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PUBLICH PUSH TOKEN</text:p>
      <text:p text:style-name="Standard">ghp_sbFPppMstNzsmuGQ2v4la4IpwZOfs51mZPZ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01:59:08.931857514</meta:creation-date>
    <dc:date>2025-06-19T01:59:37.920868106</dc:date>
    <meta:editing-duration>PT30S</meta:editing-duration>
    <meta:editing-cycles>1</meta:editing-cycles>
    <meta:document-statistic meta:table-count="0" meta:image-count="0" meta:object-count="0" meta:page-count="1" meta:paragraph-count="2" meta:word-count="5" meta:character-count="65" meta:non-whitespace-character-count="62"/>
    <meta:generator>LibreOffice/24.2.7.2$Linux_X86_64 LibreOffice_project/420$Build-2</meta:generator>
  </office:meta>
</office:document-meta>
</file>